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da4c83" officeooo:paragraph-rsid="00da4c83"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da4c83" officeooo:paragraph-rsid="00da4c83" style:font-size-asian="14pt" style:font-size-complex="14pt"/>
    </style:style>
    <style:style style:name="P6" style:family="paragraph" style:parent-style-name="Standard">
      <style:text-properties fo:font-size="14pt" officeooo:rsid="00da4c83" officeooo:paragraph-rsid="00dc389f" style:font-size-asian="14pt" style:font-size-complex="14pt"/>
    </style:style>
    <style:style style:name="P7" style:family="paragraph" style:parent-style-name="Standard">
      <style:text-properties fo:font-size="14pt" officeooo:rsid="00da793f" officeooo:paragraph-rsid="00da793f" style:font-size-asian="14pt" style:font-size-complex="14pt"/>
    </style:style>
    <style:style style:name="P8" style:family="paragraph" style:parent-style-name="Standard">
      <style:text-properties fo:font-size="14pt" officeooo:rsid="00dc389f" officeooo:paragraph-rsid="00dc389f" style:font-size-asian="14pt" style:font-size-complex="14pt"/>
    </style:style>
    <style:style style:name="P9" style:family="paragraph" style:parent-style-name="Standard">
      <style:text-properties fo:font-size="14pt" officeooo:rsid="00dd8bf9" officeooo:paragraph-rsid="00dc389f" style:font-size-asian="14pt" style:font-size-complex="14pt"/>
    </style:style>
    <style:style style:name="P10" style:family="paragraph" style:parent-style-name="Standard">
      <style:text-properties fo:font-size="14pt" officeooo:rsid="00dd8bf9" officeooo:paragraph-rsid="00dd8bf9" style:font-size-asian="14pt" style:font-size-complex="14pt"/>
    </style:style>
    <style:style style:name="P11" style:family="paragraph" style:parent-style-name="Standard">
      <style:text-properties fo:font-size="14pt" officeooo:paragraph-rsid="00dd8bf9" style:font-size-asian="14pt" style:font-size-complex="14pt"/>
    </style:style>
    <style:style style:name="P12" style:family="paragraph" style:parent-style-name="Standard">
      <style:text-properties fo:font-size="14pt" officeooo:rsid="00e006a0" officeooo:paragraph-rsid="00e006a0" style:font-size-asian="14pt" style:font-size-complex="14pt"/>
    </style:style>
    <style:style style:name="P13" style:family="paragraph" style:parent-style-name="Standard">
      <style:text-properties fo:font-size="14pt" officeooo:rsid="00e006a0" officeooo:paragraph-rsid="00e1747f" style:font-size-asian="14pt" style:font-size-complex="14pt"/>
    </style:style>
    <style:style style:name="P14" style:family="paragraph" style:parent-style-name="Standard">
      <style:text-properties fo:font-size="14pt" fo:font-style="italic" style:font-size-asian="14pt" style:font-style-asian="italic" style:font-size-complex="14pt" style:font-style-complex="italic"/>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20pt" fo:font-weight="bold" officeooo:paragraph-rsid="00dd8bf9" style:font-size-asian="20pt" style:font-weight-asian="bold" style:font-size-complex="20pt" style:font-weight-complex="bold"/>
    </style:style>
    <style:style style:name="P17" style:family="paragraph" style:parent-style-name="Standard">
      <style:text-properties style:font-name="Courier 10 Pitch" fo:font-size="14pt" officeooo:rsid="00da4c83" officeooo:paragraph-rsid="00da4c83" style:font-size-asian="14pt" style:font-size-complex="14pt"/>
    </style:style>
    <style:style style:name="P18" style:family="paragraph" style:parent-style-name="Standard">
      <style:text-properties style:font-name="Courier 10 Pitch" fo:font-size="14pt" officeooo:rsid="00da793f" officeooo:paragraph-rsid="00da793f" style:font-size-asian="14pt" style:font-size-complex="14pt"/>
    </style:style>
    <style:style style:name="P19" style:family="paragraph" style:parent-style-name="Standard">
      <style:text-properties style:font-name="Courier 10 Pitch" fo:font-size="14pt" officeooo:rsid="00dc389f" officeooo:paragraph-rsid="00dc389f" style:font-size-asian="14pt" style:font-size-complex="14pt"/>
    </style:style>
    <style:style style:name="P20" style:family="paragraph" style:parent-style-name="Standard">
      <style:text-properties style:font-name="Liberation Serif" fo:font-size="14pt" officeooo:rsid="00da4c83" officeooo:paragraph-rsid="00da4c83" style:font-size-asian="14pt" style:font-size-complex="14pt"/>
    </style:style>
    <style:style style:name="P21" style:family="paragraph" style:parent-style-name="Standard">
      <style:text-properties style:font-name="Liberation Serif" fo:font-size="14pt" officeooo:rsid="00da793f" officeooo:paragraph-rsid="00da793f" style:font-size-asian="14pt" style:font-size-complex="14pt"/>
    </style:style>
    <style:style style:name="P22" style:family="paragraph" style:parent-style-name="Standard">
      <style:text-properties style:font-name="Liberation Serif" fo:font-size="14pt" officeooo:rsid="00dbcadc" officeooo:paragraph-rsid="00dbcadc" style:font-size-asian="14pt" style:font-size-complex="14pt"/>
    </style:style>
    <style:style style:name="P23" style:family="paragraph" style:parent-style-name="Standard">
      <style:text-properties style:text-position="0% 100%" style:font-name="Liberation Serif" fo:font-size="14pt" officeooo:rsid="00da793f" officeooo:paragraph-rsid="00da793f" style:font-size-asian="14pt" style:font-size-complex="14pt"/>
    </style:style>
    <style:style style:name="P24" style:family="paragraph" style:parent-style-name="Standard">
      <style:text-properties style:text-position="0% 100%" style:font-name="Courier 10 Pitch" fo:font-size="14pt" officeooo:rsid="00da793f" officeooo:paragraph-rsid="00da793f" style:font-size-asian="14pt" style:font-size-complex="14pt"/>
    </style:style>
    <style:style style:name="P25" style:family="paragraph" style:parent-style-name="Standard">
      <style:text-properties style:font-name="Liberation Serif1" fo:font-size="14pt" officeooo:rsid="00dd8bf9" officeooo:paragraph-rsid="00dd8bf9" style:font-name-asian="Liberation Serif1" style:font-size-asian="14pt" style:font-name-complex="Liberation Serif1" style:font-size-complex="14pt"/>
    </style:style>
    <style:style style:name="P26" style:family="paragraph" style:parent-style-name="Standard">
      <style:text-properties style:font-name="Liberation Serif1" fo:font-size="14pt" officeooo:rsid="00e006a0" officeooo:paragraph-rsid="00e006a0" style:font-name-asian="Liberation Serif1" style:font-size-asian="14pt" style:font-name-complex="Liberation Serif1" style:font-size-complex="14pt"/>
    </style:style>
    <style:style style:name="P27" style:family="paragraph" style:parent-style-name="Standard">
      <style:text-properties style:font-name="Liberation Serif1" fo:font-size="14pt" officeooo:rsid="00e1747f" officeooo:paragraph-rsid="00e1747f" style:font-name-asian="Liberation Serif1" style:font-size-asian="14pt" style:font-name-complex="Liberation Serif1" style:font-size-complex="14pt"/>
    </style:style>
    <style:style style:name="P28" style:family="paragraph" style:parent-style-name="Standard">
      <style:text-properties style:font-name="Liberation Serif1" fo:font-size="14pt" officeooo:rsid="00e49527" officeooo:paragraph-rsid="00e49527" style:font-name-asian="Liberation Serif1" style:font-size-asian="14pt" style:font-name-complex="Liberation Serif1" style:font-size-complex="14pt"/>
    </style:style>
    <style:style style:name="P29" style:family="paragraph" style:parent-style-name="Standard">
      <style:text-properties fo:font-size="14pt" officeooo:rsid="00e006a0" officeooo:paragraph-rsid="00e49527" style:font-size-asian="14pt" style:font-size-complex="14pt"/>
    </style:style>
    <style:style style:name="P30" style:family="paragraph" style:parent-style-name="Standard">
      <style:text-properties fo:font-size="14pt" officeooo:paragraph-rsid="00e49527" style:font-size-asian="14pt" style:font-size-complex="14pt"/>
    </style:style>
    <style:style style:name="P31" style:family="paragraph" style:parent-style-name="Standard">
      <style:text-properties fo:font-size="14pt" officeooo:rsid="00e49527" officeooo:paragraph-rsid="00e49527" style:font-size-asian="14pt" style:font-size-complex="14pt"/>
    </style:style>
    <style:style style:name="P32" style:family="paragraph" style:parent-style-name="Standard">
      <style:text-properties fo:font-size="14pt" officeooo:rsid="00e5e303" officeooo:paragraph-rsid="00e5e303" style:font-size-asian="14pt" style:font-size-complex="14pt"/>
    </style:style>
    <style:style style:name="P33" style:family="paragraph" style:parent-style-name="Standard">
      <style:paragraph-properties fo:text-align="center" style:justify-single-word="false"/>
      <style:text-properties fo:font-size="20pt" fo:font-weight="bold" officeooo:paragraph-rsid="00e49527" style:font-size-asian="20pt" style:font-weight-asian="bold" style:font-size-complex="20pt" style:font-weight-complex="bold"/>
    </style:style>
    <style:style style:name="T1" style:family="text">
      <style:text-properties officeooo:rsid="0091e28d"/>
    </style:style>
    <style:style style:name="T2" style:family="text">
      <style:text-properties officeooo:rsid="00da4c83"/>
    </style:style>
    <style:style style:name="T3" style:family="text">
      <style:text-properties style:font-name="Liberation Serif1"/>
    </style:style>
    <style:style style:name="T4" style:family="text">
      <style:text-properties style:font-name="Liberation Serif1" style:font-name-asian="Liberation Serif1" style:font-name-complex="Liberation Serif1"/>
    </style:style>
    <style:style style:name="T5" style:family="text">
      <style:text-properties style:font-name="Liberation Serif1" officeooo:rsid="00da793f" style:font-name-asian="Liberation Serif1" style:font-name-complex="Liberation Serif1"/>
    </style:style>
    <style:style style:name="T6" style:family="text">
      <style:text-properties style:font-name="Liberation Serif1" officeooo:rsid="00dd8bf9" style:font-name-asian="Liberation Serif1" style:font-name-complex="Liberation Serif1"/>
    </style:style>
    <style:style style:name="T7" style:family="text">
      <style:text-properties style:font-name="Liberation Serif1" officeooo:rsid="00e1747f" style:font-name-asian="Liberation Serif1" style:font-name-complex="Liberation Serif1"/>
    </style:style>
    <style:style style:name="T8" style:family="text">
      <style:text-properties style:font-name="Liberation Serif1" officeooo:rsid="00e49527" style:font-name-asian="Liberation Serif1" style:font-name-complex="Liberation Serif1"/>
    </style:style>
    <style:style style:name="T9" style:family="text">
      <style:text-properties style:font-name="Liberation Serif1" officeooo:rsid="00e5e303" style:font-name-asian="Liberation Serif1" style:font-name-complex="Liberation Serif1"/>
    </style:style>
    <style:style style:name="T10" style:family="text">
      <style:text-properties style:font-name="Liberation Serif1" officeooo:rsid="00da4c83" style:font-name-asian="Liberation Serif1" style:font-name-complex="Liberation Serif1"/>
    </style:style>
    <style:style style:name="T11" style:family="text">
      <style:text-properties style:font-name="Liberation Serif1" officeooo:rsid="00e75879" style:font-name-asian="Liberation Serif1" style:font-name-complex="Liberation Serif1"/>
    </style:style>
    <style:style style:name="T12" style:family="text">
      <style:text-properties style:font-name="Liberation Serif1" officeooo:rsid="00da4c83"/>
    </style:style>
    <style:style style:name="T13" style:family="text">
      <style:text-properties style:font-name="Liberation Serif"/>
    </style:style>
    <style:style style:name="T14" style:family="text">
      <style:text-properties style:font-name="Liberation Serif" officeooo:rsid="00da793f"/>
    </style:style>
    <style:style style:name="T15" style:family="text">
      <style:text-properties style:font-name="Liberation Serif" officeooo:rsid="00dc389f"/>
    </style:style>
    <style:style style:name="T16" style:family="text">
      <style:text-properties style:font-name="Liberation Serif" officeooo:rsid="00dd8bf9"/>
    </style:style>
    <style:style style:name="T17" style:family="text">
      <style:text-properties officeooo:rsid="00da793f"/>
    </style:style>
    <style:style style:name="T18" style:family="text">
      <style:text-properties style:text-position="super 58%" style:font-name="Liberation Serif"/>
    </style:style>
    <style:style style:name="T19" style:family="text">
      <style:text-properties style:text-position="0% 100%"/>
    </style:style>
    <style:style style:name="T20" style:family="text">
      <style:text-properties style:text-position="0% 100%" style:font-name="Liberation Serif"/>
    </style:style>
    <style:style style:name="T21" style:family="text">
      <style:text-properties style:text-position="0% 100%" officeooo:rsid="00dbcadc"/>
    </style:style>
    <style:style style:name="T22" style:family="text">
      <style:text-properties style:text-position="0% 100%" officeooo:rsid="00dc389f"/>
    </style:style>
    <style:style style:name="T23" style:family="text">
      <style:text-properties style:text-position="0% 100%" officeooo:rsid="00dd8bf9"/>
    </style:style>
    <style:style style:name="T24" style:family="text">
      <style:text-properties officeooo:rsid="00dc389f"/>
    </style:style>
    <style:style style:name="T25" style:family="text">
      <style:text-properties officeooo:rsid="00dd8bf9"/>
    </style:style>
    <style:style style:name="T26" style:family="text">
      <style:text-properties officeooo:rsid="00e495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Minimal step Gaussian</text:p>
      <text:p text:style-name="P1">Richard Parker <text:span text:style-name="T2">6.10</text:span>.201<text:span text:style-name="T1">7</text:span></text:p>
      <text:p text:style-name="P14"/>
      <text:p text:style-name="P15">Section 1 – Introduction</text:p>
      <text:p text:style-name="P4"/>
      <text:p text:style-name="P5">When computing the "best" way to apply the linear functions for Albrecht-style extension fields, the problem is to find a way to do what amounts to Gaussian elimination with the fewest steps. <text:s/>The speed of finding the best way is of altogether secondary importance, since the optimization only needs to be done once and then becomes part of the program for evermore, making it appropriate to look at some sort of backtrack or beam-search for this one-off job.</text:p>
      <text:p text:style-name="P5"/>
      <text:p text:style-name="P6">The main task boils down to this. <text:s/>We start with a rectangular matrix over a (typically small) finite field<text:span text:style-name="T17"> of prime order</text:span> such that the rows span the entire row-space. <text:s/>Hence there are at least as many rows as columns. <text:s/>We wish to do "elementary" row operations to this matrix such that it is the identity matrix on the top rows and zero everywhere else. <text:s/>To make this clear, as a 5x7 <text:span text:style-name="T24">example over the field of order 5, we wish to transform a starting matrix . . .</text:span></text:p>
      <text:p text:style-name="P6"/>
      <text:p text:style-name="P19">3 2 1 4 3</text:p>
      <text:p text:style-name="P19">0 0 2 3 1</text:p>
      <text:p text:style-name="P19">2 2 1 2 1</text:p>
      <text:p text:style-name="P19">4 1 3 3 2</text:p>
      <text:p text:style-name="P19">4 0 3 2 3</text:p>
      <text:p text:style-name="P19">0 2 2 1 4</text:p>
      <text:p text:style-name="P19">0 4 3 3 0</text:p>
      <text:p text:style-name="P6"/>
      <text:p text:style-name="P8">by row transformations of minimum total cost, so that at the end it looks like this.</text:p>
      <text:p text:style-name="P5"/>
      <text:p text:style-name="P17">1 0 0 0 0</text:p>
      <text:p text:style-name="P17">0 1 0 0 0</text:p>
      <text:p text:style-name="P17">0 0 1 0 0</text:p>
      <text:p text:style-name="P17">0 0 0 1 0</text:p>
      <text:p text:style-name="P17">0 0 0 0 1</text:p>
      <text:p text:style-name="P17">0 0 0 0 0</text:p>
      <text:p text:style-name="P17">0 0 0 0 0</text:p>
      <text:p text:style-name="P5"/>
      <text:p text:style-name="P5">We need to specify the available row operations and, in general, a "cost" of doing each of them so that we know what we are trying to minimize. <text:s/>Of course changing the costs will, in general, change the optimum solution, and <text:span text:style-name="T17">as </text:span>our aim is to perform it a<text:span text:style-name="T17">t </text:span>fast as possible<text:span text:style-name="T17"> we need to </text:span><text:soft-page-break/><text:span text:style-name="T17">measure the speeds, which depend on the vector length and the field, but as a rough guide to start with, the functions available are . . .</text:span></text:p>
      <text:p text:style-name="P5"/>
      <text:p text:style-name="P5">a += <text:span text:style-name="T3">λ</text:span><text:span text:style-name="T13">b<text:tab/>cost=10</text:span><text:span text:style-name="T16">0</text:span></text:p>
      <text:p text:style-name="P20">a+= b<text:tab/><text:tab/>cost=8<text:span text:style-name="T25">0</text:span></text:p>
      <text:p text:style-name="P5"><text:span text:style-name="T13">a</text:span><text:span text:style-name="T5">−</text:span><text:span text:style-name="T13">=b</text:span><text:span text:style-name="T14"><text:tab/><text:tab/>cost=8</text:span><text:span text:style-name="T16">0</text:span></text:p>
      <text:p text:style-name="P7"><text:span text:style-name="T13">a = </text:span><text:span text:style-name="T12">λ</text:span><text:span text:style-name="T13">a<text:tab/><text:tab/>cost=7</text:span><text:span text:style-name="T16">0</text:span></text:p>
      <text:p text:style-name="P21">swap (a,b)<text:tab/>cost=2<text:span text:style-name="T25">0</text:span></text:p>
      <text:p text:style-name="P22">move a-&gt;0<text:tab/>cost=1<text:span text:style-name="T25">0</text:span></text:p>
      <text:p text:style-name="P21"/>
      <text:p text:style-name="P7"><text:span text:style-name="T13">We will not want the program to depend on the vector length, but we can at least change these costs depending on the field</text:span><text:span text:style-name="T15">. <text:s/>Mod 2 the add is approaching the speed of a move, whereas for odd primes this is far from the case. <text:s/>There clearly </text:span><text:span text:style-name="T13">should be #defines so we can adjust the</text:span><text:span text:style-name="T15">se costs</text:span><text:span text:style-name="T13"> suitably. <text:s/>The largest case is, I think, for 2</text:span><text:span text:style-name="T18">63</text:span><text:span text:style-name="T20">, where the matrix has 311 rows and 63 columns, so ideally we'd like the program to produce an answer for this case, where we expect about 3,000 operations. <text:s/>A backtrack is clearly out of the question at this scale, though the small cases are of greater importance, so it may also be useful to do a backtrack version as well. <text:s/>Nevertheless one naturally turns to a beam-search as the main method.</text:span></text:p>
      <text:p text:style-name="P23"/>
      <text:p text:style-name="P23">If we are to do a beam search, we will needs some sort of estimate as to how much work there remains to do. <text:s/>The better this estimate is, the better the result will be.<text:span text:style-name="T25"> <text:s/>Sadly we must be very careful to scale the estimate so that it is a good estimate of the remaining cost, and it is far from clear how to do that.</text:span></text:p>
      <text:p text:style-name="P23"/>
      <text:p text:style-name="P23">One contribution to this estimate should clearly be the total number of leading zeros there are on all the rows. <text:s/>It is worth noticing that all the moves are reversible, so there is no danger of losing the property that all the rows span. <text:s/>Using only this factor, the aim of the program will be to reduce the matrix to something like the following, which <text:span text:style-name="T25">does the majority of the work to be done.</text:span></text:p>
      <text:p text:style-name="P23"/>
      <text:p text:style-name="P24">0 0 0 0 0</text:p>
      <text:p text:style-name="P18"><text:span text:style-name="T19">0 0 </text:span><text:span text:style-name="T21">3</text:span><text:span text:style-name="T19"> </text:span><text:span text:style-name="T22">1 4</text:span></text:p>
      <text:p text:style-name="P18"><text:span text:style-name="T21">2</text:span><text:span text:style-name="T22"> </text:span><text:span text:style-name="T23">0</text:span><text:span text:style-name="T22"> 3 1 1</text:span></text:p>
      <text:p text:style-name="P18"><text:span text:style-name="T19">0 0 0 0 </text:span><text:span text:style-name="T22">2</text:span></text:p>
      <text:p text:style-name="P24">0 0 0 0 0</text:p>
      <text:p text:style-name="P18"><text:span text:style-name="T19">0 </text:span><text:span text:style-name="T21">4</text:span><text:span text:style-name="T19"> </text:span><text:span text:style-name="T22">2 2 1</text:span></text:p>
      <text:p text:style-name="P18"><text:span text:style-name="T19">0 0 0 </text:span><text:span text:style-name="T21">3</text:span><text:span text:style-name="T19"> </text:span><text:span text:style-name="T22">4</text:span></text:p>
      <text:p text:style-name="P5"/>
      <text:p text:style-name="P8">A secondary factor is the number of zeros after the first non-zero entry. <text:s/>It is not at all clear how much extra weight to put on the leading zeros - quite possibly not that much.</text:p>
      <text:p text:style-name="P8"/>
      <text:p text:style-name="P8">Another factor is that the first non-zero entry should eventually be 1.</text:p>
      <text:p text:style-name="P8"/>
      <text:p text:style-name="P8"><text:soft-page-break/>A final problem is that we want the rows to be in the correct place. <text:s/>It would be possible to insert another level of indirection to avoid the data moves in this case, but my feeling is that the search procedure can probably eliminate most of them, that the moves will usually be of the lower-cost "move a-&gt;0" type, and even the swaps are of low cost compared to the arithmetic operations (except perhaps mod 2). <text:s/>Anyway, I do not propose to put in this indirection, but to find a set of moves that generates the data in the correct position.</text:p>
      <text:p text:style-name="P9"/>
      <text:p text:style-name="P10">There may also be some value in making entries +1 or <text:span text:style-name="T5">−</text:span><text:span text:style-name="T4">1, partly as it allows them to be cleared with the cheaper add/subtract, and partly because making entries the same tends to allow future additions/subtractions to clear more entries.</text:span></text:p>
      <text:p text:style-name="P25"/>
      <text:p text:style-name="P25">In any case, we must be very careful to avoid putting essentially the same entry multiple times in our beam. <text:s/>Most of the time, a short string of moves will result in the same matrix whatever order they are done in, and we must beware of treating them as different. <text:s/>Indeed, we could take this further and try to ensure that no matrix is in the beam twice (even with different costs) and even that we never consider a matrix that has already appeared in the beam at previous stages. <text:s/>Nevertheless we would like our program to produce the answer at the end, so we must proved some mechanism for discovering the program . . . a problem that can be solved in a variety of ways.</text:p>
      <text:p text:style-name="P25"/>
      <text:p text:style-name="P16">Section <text:span text:style-name="T25">2</text:span> – <text:span text:style-name="T25">The "estimate".</text:span></text:p>
      <text:p text:style-name="P11"/>
      <text:p text:style-name="P25">Given a matrix, we must provide an estimate of the total remaining cost to complete the process, and the better this is, the more effective the program will be.</text:p>
      <text:p text:style-name="P25"/>
      <text:p text:style-name="P29"><text:span text:style-name="T6">W</text:span><text:span text:style-name="T4">e may therefore count "correctness" entries.</text:span><text:span text:style-name="T8">##</text:span></text:p>
      <text:p text:style-name="P29"><text:span text:style-name="T8"/></text:p>
      <text:p text:style-name="P29"><text:span text:style-name="T8"/></text:p>
      <text:p text:style-name="P29"><text:span text:style-name="T8">=== <text:s text:c="2"/>Need to rewrite this bit <text:s text:c="2"/>========</text:span></text:p>
      <text:p text:style-name="P29"><text:span text:style-name="T8"/></text:p>
      <text:p text:style-name="P29"><text:span text:style-name="T8"><text:s text:c="2"/>A fair estimate is the extent to which the matrix differs from what we want.</text:span></text:p>
      <text:p text:style-name="P26"/>
      <text:p text:style-name="P26">For each row i, we count along the row from the start to position i, adding <text:span text:style-name="T26">3 for the leading zeros and 2 for zeros before the diagonal that are not leading (i.e. there is a non-zero entry to the left).</text:span></text:p>
      <text:p text:style-name="P12"><text:span text:style-name="T4">At position i we add </text:span><text:span text:style-name="T7">0</text:span><text:span text:style-name="T4"> if the entry is zero and give up on that row</text:span><text:span text:style-name="T8">. <text:s/>Otherwise we add 3 if the entry is 1 and 2 otherwise, and continue to</text:span></text:p>
      <text:p text:style-name="P13"><text:span text:style-name="T4">add </text:span><text:span text:style-name="T7">1</text:span><text:span text:style-name="T4"> </text:span><text:span text:style-name="T7">but</text:span><text:span text:style-name="T4"> continue processing if it is neither 1 nor </text:span><text:span text:style-name="T5">−</text:span><text:span text:style-name="T7">1, and add 2 if it is 1.</text:span></text:p>
      <text:p text:style-name="P27">For all remaining entries (if any, and if we get that far) we add 1 for each zero found.</text:p>
      <text:p text:style-name="P27"/>
      <text:p text:style-name="P27">Theorem. <text:s/>For any matrix where the rows span, other than the final state, it is always possible to increase correctness with a single move.</text:p>
      <text:p text:style-name="P27">Proof. <text:s/>The correctness is the sum of the correctness values for all the rows independently, so if <text:soft-page-break/>there is </text:p>
      <text:p text:style-name="P27"/>
      <text:p text:style-name="P28">=================</text:p>
      <text:p text:style-name="P28"/>
      <text:p text:style-name="P33">Section <text:span text:style-name="T26">3</text:span> – <text:span text:style-name="T25">The search.</text:span></text:p>
      <text:p text:style-name="P30"/>
      <text:p text:style-name="P28">The ideal search method is a beam search. <text:s/>What does this need?</text:p>
      <text:p text:style-name="P28"/>
      <text:p text:style-name="P31"><text:span text:style-name="T4">A move needs to come with a value = gain/cost. <text:s/></text:span><text:span text:style-name="T9">There is also a move descriptor. </text:span></text:p>
      <text:p text:style-name="P31"><text:span text:style-name="T9"/></text:p>
      <text:p text:style-name="P32"><text:span text:style-name="T4">We must choose one of the following.</text:span></text:p>
      <text:p text:style-name="P32"><text:span text:style-name="T4"/></text:p>
      <text:p text:style-name="P32"><text:span text:style-name="T4">1. <text:s/>The "move" comes with the matrix and we value the matrix. <text:s/>This is probably the simplest.</text:span></text:p>
      <text:p text:style-name="P32"><text:span text:style-name="T4">2. <text:s/>There is a subroutine that can apply a move to a matrix, and we just store the move but value the matrix after doing it.</text:span></text:p>
      <text:p text:style-name="P32"><text:span text:style-name="T4">3. <text:s/>There is another subroutine that values the move on a matrix without doing it.</text:span></text:p>
      <text:p text:style-name="P32"><text:span text:style-name="T4">4. <text:s/>We generate the moves and values by steam.</text:span></text:p>
      <text:p text:style-name="P32"><text:span text:style-name="T4"/></text:p>
      <text:p text:style-name="P32"><text:span text:style-name="T4">What is a move?</text:span></text:p>
      <text:p text:style-name="P32"><text:span text:style-name="T4"/></text:p>
      <text:p text:style-name="P32"><text:span text:style-name="T4">Type parameters operation</text:span></text:p>
      <text:p text:style-name="P32"><text:span text:style-name="T4"><text:s text:c="3"/>1<text:tab/>r1 r2<text:tab/><text:tab/>swap r1 and r2</text:span></text:p>
      <text:p text:style-name="P32"><text:span text:style-name="T4"><text:s text:c="3"/>2<text:tab/>r1 r2<text:tab/><text:tab/>add r1 to r2</text:span></text:p>
      <text:p text:style-name="P32"><text:span text:style-name="T4"><text:s text:c="3"/>3<text:tab/>r1 r2<text:tab/><text:tab/>subtract r1 from r2</text:span></text:p>
      <text:p text:style-name="P32"><text:span text:style-name="T4"><text:s text:c="3"/>4<text:tab/>r1 r2 </text:span><text:span text:style-name="T10">λ</text:span><text:span text:style-name="T4"><text:tab/>add </text:span><text:span text:style-name="T10">λ</text:span><text:span text:style-name="T4">.r1 to r2</text:span></text:p>
      <text:p text:style-name="P32"><text:span text:style-name="T4"/></text:p>
      <text:p text:style-name="P32"><text:span text:style-name="T4">In order to do the reverse operation, we need to know, for types 2,3,4, whether the result is zero, since if it is a simpler operation is possible (copy in the case of subtract).</text:span></text:p>
      <text:p text:style-name="P32"><text:span text:style-name="T4"/></text:p>
      <text:p text:style-name="P32"><text:span text:style-name="T4">In meataxe64, the add and subtract are three-operand routines, whereas for multiply and add the operation is X += <text:s text:c="2"/></text:span><text:span text:style-name="T10">λ</text:span><text:span text:style-name="T4">.Y and scalar multiplication is "in place".</text:span><text:span text:style-name="T11"> <text:s/>Hence the moves and costs are slightly different in this case, which is needed for the input linear fo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06T20:04:46.327719210</dc:date>
    <meta:editing-duration>P4DT7H2M13S</meta:editing-duration>
    <meta:editing-cycles>420</meta:editing-cycles>
    <meta:generator>LibreOffice/5.1.6.2$Linux_X86_64 LibreOffice_project/10m0$Build-2</meta:generator>
    <meta:printed-by>User </meta:printed-by>
    <meta:print-date>2012-07-06T16:23:45</meta:print-date>
    <meta:document-statistic meta:table-count="0" meta:image-count="0" meta:object-count="0" meta:page-count="4" meta:paragraph-count="71" meta:word-count="1427" meta:character-count="7203" meta:non-whitespace-character-count="5784"/>
  </office:meta>
</office:document-meta>
</file>